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7.1508in"/>
    </style:style>
    <style:style style:name="co7" style:family="table-column">
      <style:table-column-properties fo:break-before="auto" style:column-width="6.7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ext-properties fo:color="#ff6600" fo:font-style="italic" style:font-style-asian="italic" style:font-style-complex="italic"/>
    </style:style>
    <style:style style:name="ce32" style:family="table-cell" style:parent-style-name="Default">
      <style:text-properties fo:color="#000000" fo:font-style="italic" style:font-style-asian="italic" style:font-style-complex="italic"/>
    </style:style>
    <style:style style:name="ce33" style:family="table-cell" style:parent-style-name="Default">
      <style:text-properties fo:color="#999999" fo:font-style="italic" style:font-style-asian="italic" style:font-style-complex="italic"/>
    </style:style>
    <style:style style:name="ce34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5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color="#336699"/>
    </style:style>
    <style:style style:name="ce43" style:family="table-cell" style:parent-style-name="Default">
      <style:table-cell-properties fo:background-color="#eeeeee"/>
      <style:text-properties fo:color="#003366"/>
    </style:style>
    <style:style style:name="ce44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6699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ext-properties fo:color="#336699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color="#006633" fo:font-weight="normal" style:font-weight-asian="normal" style:font-weight-complex="normal"/>
    </style:style>
    <style:style style:name="ce5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3" style:family="table-cell" style:parent-style-name="Default">
      <style:text-properties fo:color="#007826" fo:font-weight="normal" style:font-weight-asian="normal" style:font-weight-complex="normal"/>
    </style:style>
    <style:style style:name="ce54" style:family="table-cell" style:parent-style-name="Default">
      <style:text-properties fo:color="#006633"/>
    </style:style>
    <style:style style:name="ce55" style:family="table-cell" style:parent-style-name="Default">
      <style:text-properties fo:color="#006633" style:text-line-through-style="solid" style:text-line-through-type="single"/>
    </style:style>
    <style:style style:name="ce56" style:family="table-cell" style:parent-style-name="Default">
      <style:text-properties fo:color="#006633" style:font-name="Liberation Sans" style:font-name-asian="Droid Sans Fallback" style:font-name-complex="FreeSans"/>
    </style:style>
    <style:style style:name="ce57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59" style:family="table-cell" style:parent-style-name="Default">
      <style:text-properties fo:color="#000000" style:font-name="Arial" style:font-name-asian="Droid Sans Fallback" style:font-name-complex="Arial"/>
    </style:style>
    <style:style style:name="ce60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36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style-name="ce36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36"/>
          <table:table-cell table:style-name="ce4"/>
          <table:table-cell table:style-name="ce1" table:number-columns-repeated="2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51" office:value-type="string" calcext:value-type="string">
            <text:p>us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51" office:value-type="string" calcext:value-type="string">
            <text:p>produc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4"/>
          <table:table-cell table:style-name="ce1" table:number-columns-repeated="2"/>
          <table:table-cell table:style-name="ce4"/>
          <table:table-cell table:style-name="ce1"/>
        </table:table-row>
        <table:table-row table:style-name="ro1">
          <table:table-cell table:style-name="ce3"/>
          <table:table-cell table:style-name="ce37"/>
          <table:table-cell table:style-name="ce3"/>
          <table:table-cell table:style-name="ce58" table:number-columns-repeated="2"/>
          <table:table-cell table:style-name="ce3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38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6" office:value-type="string" calcext:value-type="string">
            <text:p>hasDat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hasTim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(hasPosition)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40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s either a virtual or a physical place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36"/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2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36"/>
          <table:table-cell table:style-name="ce1" table:number-columns-repeated="3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6"/>
          <table:table-cell table:style-name="ce42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6"/>
          <table:table-cell table:style-name="ce42"/>
          <table:table-cell table:number-columns-repeated="4"/>
          <table:table-cell table:style-name="ce1"/>
        </table:table-row>
        <table:table-row table:style-name="ro1">
          <table:table-cell table:style-name="ce8"/>
          <table:table-cell table:style-name="ce43"/>
          <table:table-cell table:style-name="ce4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38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6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64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64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64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38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4" office:value-type="string" calcext:value-type="string">
            <text:p>A person that is conducting the experiment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36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" table:number-columns-repeated="4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38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5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/>
          <table:table-cell office:value-type="string" calcext:value-type="string">
            <text:p>Any member of the kingdom Animalia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54" office:value-type="string" calcext:value-type="string">
            <text:p>isAboutAnimal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6"/>
          <table:table-cell table:style-name="ce54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Either the male or female division of a species, especially as differentiated with reference to the reproductive functions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AnimalID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ageID</text:p>
          </table:table-cell>
          <table:table-cell table:style-name="ce46"/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Mark (Pattern)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3"/>
          <table:table-cell table:style-name="ce39" office:value-type="string" calcext:value-type="string">
            <text:p>hasName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2"/>
          <table:table-cell table:style-name="ce39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2"/>
          <table:table-cell table:style-name="ce39"/>
          <table:table-cell table:style-name="ce4" table:number-columns-repeated="4"/>
          <table:table-cell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/>
          <table:table-cell office:value-type="string" calcext:value-type="string">
            <text:p>Description of the preparation procedure.</text:p>
          </table:table-cell>
          <table:table-cell/>
        </table:table-row>
        <table:table-row table:style-name="ro1">
          <table:table-cell table:style-name="ce15"/>
          <table:table-cell table:style-name="ce47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5"/>
          <table:table-cell table:number-columns-repeated="6"/>
        </table:table-row>
        <table:table-row table:style-name="ro1">
          <table:table-cell table:style-name="ce16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record for various properties that reflect the status of the subjec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54" office:value-type="string" calcext:value-type="string">
            <text:p>hasAnimalLogEntr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A description of the subject's health condi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scription of the subject's stress level throughout the experiment.</text:p>
          </table:table-cell>
          <table:table-cell/>
        </table:table-row>
        <table:table-row table:style-name="ro1">
          <table:table-cell table:style-name="ce10"/>
          <table:table-cell table:style-name="ce42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number that identifies the permission for performing a certain experiment on a certain subject.</text:p>
          </table:table-cell>
          <table:table-cell/>
        </table:table-row>
        <table:table-row table:style-name="ro1">
          <table:table-cell table:style-name="ce19"/>
          <table:table-cell table:style-name="ce47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3"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extual description of the medication attributed to the subject.</text:p>
          </table:table-cell>
          <table:table-cell/>
        </table:table-row>
        <table:table-row table:style-name="ro1">
          <table:table-cell table:style-name="ce19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 office:value-type="string" calcext:value-type="string">
            <text:p>hasQuantity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/>
          <table:table-cell table:number-columns-repeated="5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4"/>
          <table:table-cell office:value-type="string" calcext:value-type="string">
            <text:p>It contains the description of a project and it consists of a set of Experiments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isPartOfProject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Goal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54" office:value-type="string" calcext:value-type="string">
            <text:p>isPartOfExperiment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54" office:value-type="string" calcext:value-type="string">
            <text:p>hasExperiment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er</text:p>
          </table:table-cell>
          <table:table-cell table:style-name="ce46" office:value-type="string" calcext:value-type="string">
            <text:p><text:span text:style-name="T7">Person</text:span><text:span text:style-name="T8"> Experimenter</text:span>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ProducedB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hasResearchActivity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start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end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/>
          <table:table-cell/>
          <table:table-cell table:style-name="ce48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office:value-type="string" calcext:value-type="string">
            <text:p>An arbitrary fixed instance of time and date in which an experimental attempt takes plac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?configuresTrial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54" office:value-type="string" calcext:value-type="string">
            <text:p>hasTrial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56" office:value-type="string" calcext:value-type="string">
            <text:p>isPartOfRecordingSession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48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2"/>
          <table:table-cell table:number-columns-repeated="3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2"/>
          <table:table-cell table:style-name="ce42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table:style-name="ce46"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/>
          <table:table-cell table:number-columns-repeated="5"/>
        </table:table-row>
        <table:table-row table:style-name="ro1">
          <table:table-cell table:style-name="ce23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table:style-name="ce59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UsedInAnalysis</text:p>
          </table:table-cell>
          <table:table-cell table:style-name="ce59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superclass of various kinds of setups needed for a certain project or experimen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4"/>
          <table:table-cell table:style-name="ce50"/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he equipment that is used in a setup. It can be either Hardware of Software related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Name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Vendor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Description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45" table:number-columns-repeated="2"/>
          <table:table-cell table:style-name="ce50" table:number-columns-repeated="2"/>
          <table:table-cell table:style-name="ce45"/>
          <table:table-cell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Hardware components.</text:p>
          </table:table-cell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Software components.</text:p>
          </table:table-cell>
          <table:table-cell/>
        </table:table-row>
        <table:table-row table:style-name="ro1">
          <table:table-cell table:style-name="ce12"/>
          <table:table-cell table:style-name="ce49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6"/>
          <table:table-cell table:number-columns-repeated="5"/>
        </table:table-row>
        <table:table-row table:style-name="ro1">
          <table:table-cell table:style-name="ce14"/>
          <table:table-cell table:style-name="ce50"/>
          <table:table-cell table:style-name="ce45" table:number-columns-repeated="4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4"/>
          <table:table-cell office:value-type="string" calcext:value-type="string">
            <text:p>A generic class that represents a vast range of elements that are used to conduct an experimen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configuresResource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4"/>
          <table:table-cell office:value-type="string" calcext:value-type="string">
            <text:p>A generic class that is comprised of settings for various resources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54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Resource</text:p>
          </table:table-cell>
          <table:table-cell table:style-name="ce48" office:value-type="string" calcext:value-type="string">
            <text:p>Resource</text:p>
          </table:table-cell>
          <table:table-cell table:style-name="ce55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Trial</text:p>
          </table:table-cell>
          <table:table-cell table:style-name="ce48" office:value-type="string" calcext:value-type="string">
            <text:p>Trial</text:p>
          </table:table-cell>
          <table:table-cell table:style-name="ce55" office:value-type="string" calcext:value-type="string">
            <text:p>?hasResourceConfigur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table:style-name="ce59" office:value-type="string" calcext:value-type="string">
            <text:p>A description of the task protocol undertaken by the subjec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/>
          <table:table-cell table:style-name="ce59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/>
          <table:table-cell table:style-name="ce59" office:value-type="string" calcext:value-type="string">
            <text:p>A description of the adjustments brought to the protocol of the task that is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complex system that causes confusion for the subject.</text:p>
          </table:table-cell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27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46"/>
          <table:table-cell/>
          <table:table-cell table:style-name="ce46" office:value-type="string" calcext:value-type="string">
            <text:p>ResourceConfiguration</text:p>
          </table:table-cell>
          <table:table-cell table:style-name="ce46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/>
        </table:table-row>
        <table:table-row table:style-name="ro1">
          <table:table-cell table:style-name="ce13"/>
          <table:table-cell table:style-name="ce49" office:value-type="string" calcext:value-type="string">
            <text:p>hasLpfBandpassLow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9" office:value-type="string" calcext:value-type="string">
            <text:p>hasLpfBandpassHight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6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8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hardware component used for acquisition of visual data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Something that stimulates an organism or part and thus leads to functional activity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Type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olor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Size</text:p>
          </table:table-cell>
          <table:table-cell table:number-columns-repeated="5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table:style-name="ce61" office:value-type="string" calcext:value-type="string">
            <text:p>A hardware component for amplifying power, current or voltag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table:number-columns-repeated="4"/>
          <table:table-cell table:style-name="ce61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2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Properties that describe an electrode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hasElectrodeNumb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set of electrodes that are to be monitored, evaluated or simply positioned together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NumberOfElectrodes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ArrayGeometry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Spacing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vacuum tube containing four electrodes, usually a plate, two grids, and a cathod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/>
        </table:table-row>
        <table:table-row table:style-name="ro1">
          <table:table-cell table:style-name="ce29"/>
          <table:table-cell table:style-name="ce42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42"/>
          <table:table-cell table:number-columns-repeated="5"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superclass for various types of electrical signals.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prov:Entity</text:p>
          </table:table-cell>
          <table:table-cell table:number-columns-repeated="4"/>
          <table:table-cell table:style-name="ce63" office:value-type="string" calcext:value-type="string">
            <text:p>An entity is a physical, digital, conceptual, or other kind of thing with some fixed aspects; entities may be real or imaginary.</text:p>
          </table:table-cell>
          <table:table-cell/>
        </table:table-row>
        <table:table-row table:style-name="ro1" table:number-rows-repeated="15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46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 table:number-rows-repeated="9">
          <table:table-cell table:style-name="ce29"/>
          <table:table-cell table:number-columns-repeated="6"/>
        </table:table-row>
        <table:table-row table:style-name="ro1">
          <table:table-cell table:style-name="ce31"/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table:style-name="ce32"/>
          <table:table-cell table:number-columns-repeated="6"/>
        </table:table-row>
        <table:table-row table:style-name="ro1" table:number-rows-repeated="6">
          <table:table-cell table:style-name="ce29"/>
          <table:table-cell table:number-columns-repeated="6"/>
        </table:table-row>
        <table:table-row table:style-name="ro1" table:number-rows-repeated="5">
          <table:table-cell table:style-name="ce33"/>
          <table:table-cell table:number-columns-repeated="6"/>
        </table:table-row>
        <table:table-row table:style-name="ro1" table:number-rows-repeated="17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5"/>
          <table:table-cell table:style-name="ce46"/>
        </table:table-row>
        <table:table-row table:style-name="ro1">
          <table:table-cell table:style-name="ce29"/>
          <table:table-cell table:number-columns-repeated="6"/>
        </table:table-row>
        <table:table-row table:style-name="ro1" table:number-rows-repeated="2">
          <table:table-cell table:style-name="ce34"/>
          <table:table-cell table:number-columns-repeated="6"/>
        </table:table-row>
        <table:table-row table:style-name="ro1" table:number-rows-repeated="4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5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8:37:49.948913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09T18:38:10.756640933</dc:date>
    <dc:creator>cristina </dc:creator>
    <meta:editing-duration>P2DT22H33M28S</meta:editing-duration>
    <meta:editing-cycles>287</meta:editing-cycles>
    <meta:generator>LibreOffice/4.2.7.2$Linux_X86_64 LibreOffice_project/420m0$Build-2</meta:generator>
    <meta:document-statistic meta:table-count="1" meta:cell-count="306" meta:object-count="0"/>
  </office:meta>
</office:document-meta>
</file>